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UnicodeMS" svg:font-family="ArialUnicodeMS" style:font-family-generic="swiss"/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582cm" fo:break-before="auto" style:use-optimal-row-height="true"/>
    </style:style>
    <style:style style:name="ro2" style:family="table-row">
      <style:table-row-properties style:row-height="1.039cm" fo:break-before="auto" style:use-optimal-row-height="true"/>
    </style:style>
    <style:style style:name="ro3" style:family="table-row">
      <style:table-row-properties style:row-height="0.7cm" fo:break-before="auto" style:use-optimal-row-height="true"/>
    </style:style>
    <style:style style:name="ro4" style:family="table-row">
      <style:table-row-properties style:row-height="0.542cm" fo:break-before="auto" style:use-optimal-row-height="true"/>
    </style:style>
    <style:style style:name="ro5" style:family="table-row">
      <style:table-row-properties style:row-height="0.41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1c1c1c" style:text-outline="false" style:text-line-through-style="none" style:font-name="Helvetica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en" style:country-asian="US" style:font-style-asian="normal" style:font-weight-asian="bold" style:font-size-complex="7.949999809265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35cm solid #9a9a9a"/>
      <style:paragraph-properties fo:text-align="center"/>
      <style:text-properties fo:color="#1c1c1c" style:text-outline="false" style:text-line-through-style="none" style:font-name="Helvetica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en" style:country-asian="US" style:font-style-asian="normal" style:font-weight-asian="bold" style:font-size-complex="7.949999809265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efefef" fo:border="0.035cm solid #9a9a9a"/>
      <style:text-properties fo:color="#1c1c1c" style:text-outline="false" style:text-line-through-style="none" style:font-name="Helvetica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en" style:country-asian="US" style:font-style-asian="normal" style:font-weight-asian="bold" style:font-size-complex="7.949999809265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efefef" fo:border="0.035cm solid #9a9a9a"/>
      <style:text-properties fo:color="#1c1c1c" style:text-outline="false" style:text-line-through-style="none" fo:font-size="14pt" fo:language="en" fo:country="US" fo:font-style="normal" fo:text-shadow="none" style:text-underline-style="none" style:text-underline-mode="continuous" style:text-overline-mode="continuous" style:text-line-through-mode="continuous" style:font-size-asian="14pt" style:language-asian="en" style:country-asian="US" style:font-style-asian="normal" style:font-size-complex="7.94999980926514pt" style:language-complex="en" style:country-complex="US" style:font-style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1c1c1c" style:text-outline="false" style:text-line-through-style="none" style:font-name="Helvetica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size-complex="7.949999809265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35cm solid #9a9a9a"/>
      <style:text-properties fo:color="#1c1c1c" style:text-outline="false" style:text-line-through-style="none" style:font-name="Helvetica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size-complex="7.949999809265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c1beff" fo:border="0.035cm solid #9a9a9a"/>
      <style:text-properties fo:color="#1c1c1c" style:text-outline="false" style:text-line-through-style="none" style:font-name="Helvetica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size-complex="7.949999809265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c3ffc1" fo:border="0.035cm solid #9a9a9a"/>
      <style:text-properties fo:color="#1c1c1c" style:text-outline="false" style:text-line-through-style="none" style:font-name="Helvetica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size-complex="7.949999809265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1c1c1c" style:text-outline="false" style:font-name="Helvetica" fo:font-size="14pt" fo:letter-spacing="normal" fo:font-weight="bold" style:letter-kerning="false" style:font-name-asian="Helvetica" style:font-size-asian="14pt" style:font-weight-asian="bold" style:font-name-complex="Helvetica" style:font-size-complex="8pt" style:font-weight-complex="bold"/>
    </style:style>
    <style:style style:name="T2" style:family="text">
      <style:text-properties fo:color="#1c1c1c" style:text-outline="false" style:font-name="ArialUnicodeMS" fo:font-size="14pt" fo:letter-spacing="normal" fo:font-weight="normal" style:letter-kerning="false" style:font-name-asian="ArialUnicodeMS" style:font-size-asian="14pt" style:font-weight-asian="normal" style:font-name-complex="ArialUnicodeMS" style:font-size-complex="8pt" style:font-weight-complex="normal"/>
    </style:style>
    <style:style style:name="T3" style:family="text">
      <style:text-properties fo:color="#1c1c1c" style:text-outline="false" style:font-name="Helvetica" fo:font-size="14pt" fo:letter-spacing="normal" fo:font-weight="normal" style:letter-kerning="false" style:font-name-asian="Helvetica" style:font-size-asian="14pt" style:font-weight-asian="normal" style:font-name-complex="Helvetica" style:font-size-complex="8pt" style:font-weight-complex="normal"/>
    </style:style>
    <style:style style:name="T4" style:family="text">
      <style:text-properties fo:color="#1c1c1c" style:text-outline="false" style:text-position="0% 100%" style:font-name="Helvetica" fo:font-size="14pt" fo:letter-spacing="normal" fo:font-weight="normal" style:letter-kerning="false" style:font-name-asian="Helvetica" style:font-size-asian="14pt" style:font-weight-asian="normal" style:font-name-complex="Helvetica" style:font-size-complex="8pt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1" table:number-columns-repeated="11" table:default-cell-style-name="ce6"/>
        <table:table-row table:style-name="ro1">
          <table:table-cell table:style-name="ce1" office:value-type="string">
            <text:p>Frequency in hertz (semitones above or below middle C)</text:p>
          </table:table-cell>
          <table:table-cell table:style-name="Default" table:number-columns-repeated="11"/>
        </table:table-row>
        <table:table-row table:style-name="ro2">
          <table:table-cell table:style-name="ce2" office:value-type="string">
            <text:p>Octave</text:p>
            <text:p>Not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16.352 (−48)</text:p>
          </table:table-cell>
          <table:table-cell office:value-type="string">
            <text:p>32.703 (−36)</text:p>
          </table:table-cell>
          <table:table-cell office:value-type="string">
            <text:p>65.406 (−24)</text:p>
          </table:table-cell>
          <table:table-cell office:value-type="string">
            <text:p>130.81 (−12)</text:p>
          </table:table-cell>
          <table:table-cell table:style-name="ce7" office:value-type="string">
            <text:p>261.63 (0)</text:p>
          </table:table-cell>
          <table:table-cell office:value-type="string">
            <text:p>523.25 (+12)</text:p>
          </table:table-cell>
          <table:table-cell office:value-type="string">
            <text:p>1046.5 (+24)</text:p>
          </table:table-cell>
          <table:table-cell office:value-type="string">
            <text:p>2093.0 (+36)</text:p>
          </table:table-cell>
          <table:table-cell office:value-type="string">
            <text:p>4186.0 (+48)</text:p>
          </table:table-cell>
          <table:table-cell office:value-type="string">
            <text:p>8372.0 (+60)</text:p>
          </table:table-cell>
          <table:table-cell office:value-type="string">
            <text:p>16744.0 (+72)</text:p>
          </table:table-cell>
        </table:table-row>
        <table:table-row table:style-name="ro3">
          <table:table-cell table:style-name="ce4" office:value-type="string">
            <text:p><text:span text:style-name="T1">C</text:span><text:span text:style-name="T2">♯</text:span><text:span text:style-name="T1">/D</text:span><text:span text:style-name="T2">♭</text:span></text:p>
          </table:table-cell>
          <table:table-cell office:value-type="string">
            <text:p>17.324 (−47)</text:p>
          </table:table-cell>
          <table:table-cell office:value-type="string">
            <text:p>34.648 (−35)</text:p>
          </table:table-cell>
          <table:table-cell office:value-type="string">
            <text:p>69.296 (−23)</text:p>
          </table:table-cell>
          <table:table-cell office:value-type="string">
            <text:p>138.59 (−11)</text:p>
          </table:table-cell>
          <table:table-cell office:value-type="string">
            <text:p>277.18 (+1)</text:p>
          </table:table-cell>
          <table:table-cell office:value-type="string">
            <text:p>554.37 (+13)</text:p>
          </table:table-cell>
          <table:table-cell office:value-type="string">
            <text:p>1108.7 (+25)</text:p>
          </table:table-cell>
          <table:table-cell office:value-type="string">
            <text:p>2217.5 (+37)</text:p>
          </table:table-cell>
          <table:table-cell office:value-type="string">
            <text:p>4434.9 (+49)</text:p>
          </table:table-cell>
          <table:table-cell office:value-type="string">
            <text:p>8869.8 (+61)</text:p>
          </table:table-cell>
          <table:table-cell office:value-type="string">
            <text:p>17739.7 (+73)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18.354 (−46)</text:p>
          </table:table-cell>
          <table:table-cell office:value-type="string">
            <text:p>36.708 (−34)</text:p>
          </table:table-cell>
          <table:table-cell office:value-type="string">
            <text:p>73.416 (−22)</text:p>
          </table:table-cell>
          <table:table-cell office:value-type="string">
            <text:p>146.83 (−10)</text:p>
          </table:table-cell>
          <table:table-cell office:value-type="string">
            <text:p>293.66 (+2)</text:p>
          </table:table-cell>
          <table:table-cell office:value-type="string">
            <text:p>587.33 (+14)</text:p>
          </table:table-cell>
          <table:table-cell office:value-type="string">
            <text:p>1174.7 (+26)</text:p>
          </table:table-cell>
          <table:table-cell office:value-type="string">
            <text:p>2349.3 (+38)</text:p>
          </table:table-cell>
          <table:table-cell office:value-type="string">
            <text:p>4698.6 (+50)</text:p>
          </table:table-cell>
          <table:table-cell office:value-type="string">
            <text:p>9397.3 (+62)</text:p>
          </table:table-cell>
          <table:table-cell office:value-type="string">
            <text:p>18794.5 (+74)</text:p>
          </table:table-cell>
        </table:table-row>
        <table:table-row table:style-name="ro3">
          <table:table-cell table:style-name="ce4" office:value-type="string">
            <text:p><text:span text:style-name="T1">E</text:span><text:span text:style-name="T2">♭</text:span><text:span text:style-name="T1">/D</text:span><text:span text:style-name="T2">♯</text:span></text:p>
          </table:table-cell>
          <table:table-cell office:value-type="string">
            <text:p>19.445 (−45)</text:p>
          </table:table-cell>
          <table:table-cell office:value-type="string">
            <text:p>38.891 (−33)</text:p>
          </table:table-cell>
          <table:table-cell office:value-type="string">
            <text:p>77.782 (−21)</text:p>
          </table:table-cell>
          <table:table-cell office:value-type="string">
            <text:p>155.56 (−9)</text:p>
          </table:table-cell>
          <table:table-cell office:value-type="string">
            <text:p>311.13 (+3)</text:p>
          </table:table-cell>
          <table:table-cell office:value-type="string">
            <text:p>622.25 (+15)</text:p>
          </table:table-cell>
          <table:table-cell office:value-type="string">
            <text:p>1244.5 (+27)</text:p>
          </table:table-cell>
          <table:table-cell office:value-type="string">
            <text:p>2489.0 (+39)</text:p>
          </table:table-cell>
          <table:table-cell office:value-type="string">
            <text:p>4978.0 (+51)</text:p>
          </table:table-cell>
          <table:table-cell office:value-type="string">
            <text:p>9956.1 (+63)</text:p>
          </table:table-cell>
          <table:table-cell office:value-type="string">
            <text:p>19912.1 (+75)</text:p>
          </table:table-cell>
        </table:table-row>
        <table:table-row table:style-name="ro1">
          <table:table-cell office:value-type="string">
            <text:p>E</text:p>
          </table:table-cell>
          <table:table-cell office:value-type="string">
            <text:p>20.602 (−44)</text:p>
          </table:table-cell>
          <table:table-cell office:value-type="string">
            <text:p>41.203 (−32)</text:p>
          </table:table-cell>
          <table:table-cell office:value-type="string">
            <text:p>82.407 (−20)</text:p>
          </table:table-cell>
          <table:table-cell office:value-type="string">
            <text:p>164.81 (−8)</text:p>
          </table:table-cell>
          <table:table-cell office:value-type="string">
            <text:p>329.63 (+4)</text:p>
          </table:table-cell>
          <table:table-cell office:value-type="string">
            <text:p>659.26 (+16)</text:p>
          </table:table-cell>
          <table:table-cell office:value-type="string">
            <text:p>1318.5 (+28)</text:p>
          </table:table-cell>
          <table:table-cell office:value-type="string">
            <text:p>2637.0 (+40)</text:p>
          </table:table-cell>
          <table:table-cell office:value-type="string">
            <text:p>5274.0 (+52)</text:p>
          </table:table-cell>
          <table:table-cell office:value-type="string">
            <text:p>10548.1 (+64)</text:p>
          </table:table-cell>
          <table:table-cell office:value-type="string">
            <text:p>21096.2 (+76)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21.827 (−43)</text:p>
          </table:table-cell>
          <table:table-cell office:value-type="string">
            <text:p>43.654 (−31)</text:p>
          </table:table-cell>
          <table:table-cell office:value-type="string">
            <text:p>87.307 (−19)</text:p>
          </table:table-cell>
          <table:table-cell office:value-type="string">
            <text:p>174.61 (−7)</text:p>
          </table:table-cell>
          <table:table-cell office:value-type="string">
            <text:p>349.23 (+5)</text:p>
          </table:table-cell>
          <table:table-cell office:value-type="string">
            <text:p>698.46 (+17)</text:p>
          </table:table-cell>
          <table:table-cell office:value-type="string">
            <text:p>1396.9 (+29)</text:p>
          </table:table-cell>
          <table:table-cell office:value-type="string">
            <text:p>2793.8 (+41)</text:p>
          </table:table-cell>
          <table:table-cell office:value-type="string">
            <text:p>5587.7 (+53)</text:p>
          </table:table-cell>
          <table:table-cell office:value-type="string">
            <text:p>11175.3 (+65)</text:p>
          </table:table-cell>
          <table:table-cell office:value-type="string">
            <text:p>22350.6 (+77)</text:p>
          </table:table-cell>
        </table:table-row>
        <table:table-row table:style-name="ro3">
          <table:table-cell table:style-name="ce4" office:value-type="string">
            <text:p><text:span text:style-name="T1">F</text:span><text:span text:style-name="T2">♯</text:span><text:span text:style-name="T1">/G</text:span><text:span text:style-name="T2">♭</text:span></text:p>
          </table:table-cell>
          <table:table-cell office:value-type="string">
            <text:p>23.125 (−42)</text:p>
          </table:table-cell>
          <table:table-cell office:value-type="string">
            <text:p>46.249 (−30)</text:p>
          </table:table-cell>
          <table:table-cell office:value-type="string">
            <text:p>92.499 (−18)</text:p>
          </table:table-cell>
          <table:table-cell office:value-type="string">
            <text:p>185.00 (−6)</text:p>
          </table:table-cell>
          <table:table-cell office:value-type="string">
            <text:p>369.99 (+6)</text:p>
          </table:table-cell>
          <table:table-cell office:value-type="string">
            <text:p>739.99 (+18)</text:p>
          </table:table-cell>
          <table:table-cell office:value-type="string">
            <text:p>1480.0 (+30)</text:p>
          </table:table-cell>
          <table:table-cell office:value-type="string">
            <text:p>2960.0 (+42)</text:p>
          </table:table-cell>
          <table:table-cell office:value-type="string">
            <text:p>5919.9 (+54)</text:p>
          </table:table-cell>
          <table:table-cell office:value-type="string">
            <text:p>11839.8 (+66)</text:p>
          </table:table-cell>
          <table:table-cell office:value-type="string">
            <text:p>23679.6 (+78)</text:p>
          </table:table-cell>
        </table:table-row>
        <table:table-row table:style-name="ro1">
          <table:table-cell office:value-type="string">
            <text:p>G</text:p>
          </table:table-cell>
          <table:table-cell office:value-type="string">
            <text:p>24.500 (−41)</text:p>
          </table:table-cell>
          <table:table-cell office:value-type="string">
            <text:p>48.999 (−29)</text:p>
          </table:table-cell>
          <table:table-cell office:value-type="string">
            <text:p>97.999 (−17)</text:p>
          </table:table-cell>
          <table:table-cell office:value-type="string">
            <text:p>196.00 (−5)</text:p>
          </table:table-cell>
          <table:table-cell office:value-type="string">
            <text:p>392.00 (+7)</text:p>
          </table:table-cell>
          <table:table-cell office:value-type="string">
            <text:p>783.99 (+19)</text:p>
          </table:table-cell>
          <table:table-cell office:value-type="string">
            <text:p>1568.0 (+31)</text:p>
          </table:table-cell>
          <table:table-cell office:value-type="string">
            <text:p>3136.0 (+43)</text:p>
          </table:table-cell>
          <table:table-cell office:value-type="string">
            <text:p>6271.9 (+55)</text:p>
          </table:table-cell>
          <table:table-cell office:value-type="string">
            <text:p>12543.9 (+67)</text:p>
          </table:table-cell>
          <table:table-cell office:value-type="string">
            <text:p>25087.7 (+79)</text:p>
          </table:table-cell>
        </table:table-row>
        <table:table-row table:style-name="ro3">
          <table:table-cell table:style-name="ce4" office:value-type="string">
            <text:p><text:span text:style-name="T1">A</text:span><text:span text:style-name="T2">♭</text:span><text:span text:style-name="T1">/G</text:span><text:span text:style-name="T2">♯</text:span></text:p>
          </table:table-cell>
          <table:table-cell office:value-type="string">
            <text:p>25.957 (−40)</text:p>
          </table:table-cell>
          <table:table-cell office:value-type="string">
            <text:p>51.913 (−28)</text:p>
          </table:table-cell>
          <table:table-cell office:value-type="string">
            <text:p>103.83 (−16)</text:p>
          </table:table-cell>
          <table:table-cell office:value-type="string">
            <text:p>207.65 (−4)</text:p>
          </table:table-cell>
          <table:table-cell office:value-type="string">
            <text:p>415.30 (+8)</text:p>
          </table:table-cell>
          <table:table-cell office:value-type="string">
            <text:p>830.61 (+20)</text:p>
          </table:table-cell>
          <table:table-cell office:value-type="string">
            <text:p>1661.2 (+32)</text:p>
          </table:table-cell>
          <table:table-cell office:value-type="string">
            <text:p>3322.4 (+44)</text:p>
          </table:table-cell>
          <table:table-cell office:value-type="string">
            <text:p>6644.9 (+56)</text:p>
          </table:table-cell>
          <table:table-cell office:value-type="string">
            <text:p>13289.8 (+68)</text:p>
          </table:table-cell>
          <table:table-cell office:value-type="string">
            <text:p>26579.5 (+80)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27.500 (−39)</text:p>
          </table:table-cell>
          <table:table-cell office:value-type="string">
            <text:p>55.000 (−27)</text:p>
          </table:table-cell>
          <table:table-cell office:value-type="string">
            <text:p>110.00 (−15)</text:p>
          </table:table-cell>
          <table:table-cell office:value-type="string">
            <text:p>220.00 (−3)</text:p>
          </table:table-cell>
          <table:table-cell table:style-name="ce8" office:value-type="string">
            <text:p>440.00 (+9)</text:p>
          </table:table-cell>
          <table:table-cell office:value-type="string">
            <text:p>880.00 (+21)</text:p>
          </table:table-cell>
          <table:table-cell office:value-type="string">
            <text:p>1760.0 (+33)</text:p>
          </table:table-cell>
          <table:table-cell office:value-type="string">
            <text:p>3520.0 (+45)</text:p>
          </table:table-cell>
          <table:table-cell office:value-type="string">
            <text:p>7040.0 (+57)</text:p>
          </table:table-cell>
          <table:table-cell office:value-type="string">
            <text:p>14080.0 (+69)</text:p>
          </table:table-cell>
          <table:table-cell office:value-type="string">
            <text:p>28160.0 (+81)</text:p>
          </table:table-cell>
        </table:table-row>
        <table:table-row table:style-name="ro3">
          <table:table-cell table:style-name="ce4" office:value-type="string">
            <text:p><text:span text:style-name="T1">B</text:span><text:span text:style-name="T2">♭</text:span><text:span text:style-name="T1">/A</text:span><text:span text:style-name="T2">♯</text:span></text:p>
          </table:table-cell>
          <table:table-cell office:value-type="string">
            <text:p>29.135 (−38)</text:p>
          </table:table-cell>
          <table:table-cell office:value-type="string">
            <text:p>58.270 (−26)</text:p>
          </table:table-cell>
          <table:table-cell office:value-type="string">
            <text:p>116.54 (−14)</text:p>
          </table:table-cell>
          <table:table-cell office:value-type="string">
            <text:p>233.08 (−2)</text:p>
          </table:table-cell>
          <table:table-cell office:value-type="string">
            <text:p>466.16 (+10)</text:p>
          </table:table-cell>
          <table:table-cell office:value-type="string">
            <text:p>932.33 (+22)</text:p>
          </table:table-cell>
          <table:table-cell office:value-type="string">
            <text:p>1864.7 (+34)</text:p>
          </table:table-cell>
          <table:table-cell office:value-type="string">
            <text:p>3729.3 (+46)</text:p>
          </table:table-cell>
          <table:table-cell office:value-type="string">
            <text:p>7458.6 (+58)</text:p>
          </table:table-cell>
          <table:table-cell office:value-type="string">
            <text:p>14917.2 (+70)</text:p>
          </table:table-cell>
          <table:table-cell office:value-type="string">
            <text:p>29834.5 (+82)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30.868 (−37)</text:p>
          </table:table-cell>
          <table:table-cell office:value-type="string">
            <text:p>61.735 (−25)</text:p>
          </table:table-cell>
          <table:table-cell office:value-type="string">
            <text:p>123.47 (−13)</text:p>
          </table:table-cell>
          <table:table-cell office:value-type="string">
            <text:p>246.94 (−1)</text:p>
          </table:table-cell>
          <table:table-cell office:value-type="string">
            <text:p>493.88 (+11)</text:p>
          </table:table-cell>
          <table:table-cell office:value-type="string">
            <text:p>987.77 (+23)</text:p>
          </table:table-cell>
          <table:table-cell office:value-type="string">
            <text:p>1975.5 (+35)</text:p>
          </table:table-cell>
          <table:table-cell office:value-type="string">
            <text:p>3951.1 (+47)</text:p>
          </table:table-cell>
          <table:table-cell office:value-type="string">
            <text:p>7902.1 (+59)</text:p>
          </table:table-cell>
          <table:table-cell office:value-type="string">
            <text:p>15804.3 (+71)</text:p>
          </table:table-cell>
          <table:table-cell office:value-type="string">
            <text:p>31608.5 (+83)</text:p>
          </table:table-cell>
        </table:table-row>
        <table:table-row table:style-name="ro4">
          <table:table-cell table:style-name="ce5" office:value-type="string">
            <text:p><text:span text:style-name="T3">Mathematically, given the number </text:span><text:span text:style-name="T4"><text:s/>of semitones above middle C, the frequency in hertz is given by <text:s/>(see </text:span><text:span text:style-name="T4"><text:a xlink:href="https://ipfs.io/ipfs/QmXoypizjW3WknFiJnKLwHCnL72vedxjQkDDP1mXWo6uco/wiki/Twelfth_root_of_two.html">twelfth root of two</text:a></text:span><text:span text:style-name="T4">).</text:span></text:p>
          </table:table-cell>
          <table:table-cell table:style-name="Default" table:number-columns-repeated="11"/>
        </table:table-row>
      </table:table>
      <table:table table:name="Sheet2" table:style-name="ta1" table:print="false">
        <table:table-column table:style-name="co2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UnicodeMS" svg:font-family="ArialUnicodeMS" style:font-family-generic="swiss"/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5">15/05/2018</text:date>, <text:time>16:20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aham Klyne</meta:initial-creator>
    <meta:creation-date>2018-05-15T16:17:50</meta:creation-date>
    <dc:date>2018-05-15T16:20:27</dc:date>
    <dc:creator>Graham Klyne</dc:creator>
    <meta:editing-duration>PT2M37S</meta:editing-duration>
    <meta:editing-cycles>1</meta:editing-cycles>
    <meta:document-statistic meta:table-count="3" meta:cell-count="158" meta:object-count="0"/>
    <meta:generator>OpenOffice/4.1.3$Unix OpenOffice.org_project/413m1$Build-9783</meta:generator>
  </office:meta>
</office:document-meta>
</file>